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3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fo:background-color="transparent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d4d4d4" fo:background-color="transparent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transparent"/>
    </style:style>
    <style:style style:name="P6" style:family="paragraph" style:parent-style-name="Standard">
      <style:text-properties fo:color="#6a9955" style:font-name="Consolas" fo:font-size="10.5pt" style:text-underline-style="solid" style:text-underline-width="auto" style:text-underline-color="font-color" fo:font-weight="normal" fo:background-color="transparent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background-color="transparent"/>
    </style:style>
    <style:style style:name="P8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font-weight="normal"/>
    </style:style>
    <style:style style:name="P9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style:font-weight-asian="normal" style:font-weight-complex="normal"/>
    </style:style>
    <style:style style:name="T6" style:family="text">
      <style:text-properties fo:color="#c586c0"/>
    </style:style>
    <style:style style:name="T7" style:family="text">
      <style:text-properties fo:color="#c586c0" style:text-underline-style="none" style:font-weight-asian="normal" style:font-weight-complex="normal"/>
    </style:style>
    <style:style style:name="T8" style:family="text">
      <style:text-properties fo:color="#d4d4d4" style:font-name="Consolas" fo:font-size="10.5pt" fo:background-color="transparent"/>
    </style:style>
    <style:style style:name="T9" style:family="text">
      <style:text-properties fo:color="#dcdcaa"/>
    </style:style>
    <style:style style:name="T10" style:family="text">
      <style:text-properties fo:color="#dcdcaa" style:text-underline-style="none" style:font-weight-asian="normal" style:font-weight-complex="normal"/>
    </style:style>
    <style:style style:name="T11" style:family="text">
      <style:text-properties fo:color="#dcdcaa" style:font-name="Consolas" fo:font-size="10.5pt" fo:font-weight="normal"/>
    </style:style>
    <style:style style:name="T12" style:family="text">
      <style:text-properties fo:color="#ce9178"/>
    </style:style>
    <style:style style:name="T13" style:family="text">
      <style:text-properties fo:color="#ce9178" style:text-underline-style="none" style:font-weight-asian="normal" style:font-weight-complex="normal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d7ba7d"/>
    </style:style>
    <style:style style:name="T16" style:family="text">
      <style:text-properties fo:color="#d7ba7d" style:font-name="Consolas" fo:font-size="10.5pt" fo:font-weight="normal"/>
    </style:style>
    <style:style style:name="T17" style:family="text">
      <style:text-properties fo:color="#d7ba7d" style:text-underline-style="none" style:font-weight-asian="normal" style:font-weight-complex="normal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9cdcfe" style:font-name="Consolas" fo:font-size="10.5pt" fo:font-weight="normal"/>
    </style:style>
    <style:style style:name="T20" style:family="text">
      <style:text-properties fo:color="#6a9955" style:font-name="Consolas" fo:font-size="10.5pt" fo:font-weight="normal"/>
    </style:style>
    <style:style style:name="T21" style:family="text">
      <style:text-properties fo:color="#b5cea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.css</text:p>
      <text:p text:style-name="P1"><text:span text:style-name="T4"/></text:p>
      <text:p text:style-name="P3"><text:span text:style-name="T7">@import</text:span><text:span text:style-name="T5"> </text:span><text:span text:style-name="T10">url</text:span><text:span text:style-name="T5">(</text:span><text:span text:style-name="T13">'https://fonts.googleapis.com/css2?family=Courgette&amp;family=Oswald:wght@200&amp;display=swap'</text:span><text:span text:style-name="T5">);</text:span></text:p>
      <text:p text:style-name="P2"><text:span text:style-name="T6">@import</text:span> <text:span text:style-name="T9">url</text:span>(<text:span text:style-name="T12">"https://cdn.jsdelivr.net/npm/bootstrap-icons@1.4.0/font/bootstrap-icons.css"</text:span>);</text:p>
      <text:p text:style-name="P7"/>
      <text:p text:style-name="P2"><text:span text:style-name="T15">h1</text:span>, </text:p>
      <text:p text:style-name="P2"><text:span text:style-name="T15">h2</text:span>, </text:p>
      <text:p text:style-name="P2"><text:span text:style-name="T15">h3</text:span>, </text:p>
      <text:p text:style-name="P2"><text:span text:style-name="T15">h4</text:span>, </text:p>
      <text:p text:style-name="P2"><text:span text:style-name="T15">h5</text:span>, </text:p>
      <text:p text:style-name="P2"><text:span text:style-name="T15">h6</text:span>,</text:p>
      <text:p text:style-name="P2"><text:span text:style-name="T15">label</text:span>,</text:p>
      <text:p text:style-name="P2"><text:span text:style-name="T15">.navbar</text:span> <text:span text:style-name="T15">h2</text:span> <text:span text:style-name="T15">a</text:span> {</text:p>
      <text:p text:style-name="P4">    <text:span text:style-name="T19">font-family</text:span><text:span text:style-name="T18">: </text:span><text:span text:style-name="T14">'Courgette'</text:span><text:span text:style-name="T18">, </text:span><text:span text:style-name="T14">cursive</text:span><text:span text:style-name="T18">;</text:span></text:p>
      <text:p text:style-name="P2">}</text:p>
      <text:p text:style-name="P7"/>
      <text:p text:style-name="P2"><text:span text:style-name="T15">p</text:span>, <text:span text:style-name="T15">a</text:span> {</text:p>
      <text:p text:style-name="P4">    <text:span text:style-name="T19">font-family</text:span><text:span text:style-name="T18">: </text:span><text:span text:style-name="T14">'Oswald'</text:span><text:span text:style-name="T18">, </text:span><text:span text:style-name="T14">sans-serif</text:span><text:span text:style-name="T18">;</text:span></text:p>
      <text:p text:style-name="P2">}</text:p>
      <text:p text:style-name="P7"/>
      <text:p text:style-name="P5">/* homepage &amp; contact */</text:p>
      <text:p text:style-name="P7"/>
      <text:p text:style-name="P2"><text:span text:style-name="T15">.background-cuizine</text:span> {</text:p>
      <text:p text:style-name="P4">    <text:span text:style-name="T20">/* background: linear-gradient(0deg, rgb(0 0 0 / 80%), rgb(0 0 0 / 80%)), url(../img/header.jpg); */</text:span></text:p>
      <text:p text:style-name="P4">    <text:span text:style-name="T19">background-image</text:span><text:span text:style-name="T18">: </text:span><text:span text:style-name="T11">url</text:span><text:span text:style-name="T18">(</text:span><text:span text:style-name="T14">'../img/header.jpg'</text:span><text:span text:style-name="T18">);</text:span></text:p>
      <text:p text:style-name="P4">    <text:span text:style-name="T19">background-position</text:span><text:span text:style-name="T18">: </text:span><text:span text:style-name="T14">center</text:span><text:span text:style-name="T18">;</text:span></text:p>
      <text:p text:style-name="P4">    <text:span text:style-name="T19">background-size</text:span><text:span text:style-name="T18">: </text:span><text:span text:style-name="T14">cover</text:span><text:span text:style-name="T18">;</text:span></text:p>
      <text:p text:style-name="P2">}</text:p>
      <text:p text:style-name="P7"/>
      <text:p text:style-name="P2"><text:span text:style-name="T15">.background-team</text:span> {</text:p>
      <text:p text:style-name="P4">    <text:span text:style-name="T20">/* background: linear-gradient(0deg, rgb(0 0 0 / 80%), rgb(0 0 0 / 80%)), url(../img/header.jpg); */</text:span></text:p>
      <text:p text:style-name="P4">    <text:span text:style-name="T19">background-image</text:span><text:span text:style-name="T18">: </text:span><text:span text:style-name="T11">url</text:span><text:span text:style-name="T18">(</text:span><text:span text:style-name="T14">'../img/team/team.jpg'</text:span><text:span text:style-name="T18">);</text:span></text:p>
      <text:p text:style-name="P4">    <text:span text:style-name="T19">background-position</text:span><text:span text:style-name="T18">: </text:span><text:span text:style-name="T14">center</text:span><text:span text:style-name="T18">;</text:span></text:p>
      <text:p text:style-name="P4">    <text:span text:style-name="T19">background-size</text:span><text:span text:style-name="T18">: </text:span><text:span text:style-name="T14">cover</text:span><text:span text:style-name="T18">;</text:span></text:p>
      <text:p text:style-name="P2">}</text:p>
      <text:p text:style-name="P7"/>
      <text:p text:style-name="P2"><text:span text:style-name="T15">.background-cuizine</text:span> <text:span text:style-name="T15">nav</text:span>, </text:p>
      <text:p text:style-name="P2"><text:span text:style-name="T15">.background-cuizine</text:span> <text:span text:style-name="T15">header</text:span>,</text:p>
      <text:p text:style-name="P2"><text:span text:style-name="T15">.background-team</text:span> <text:span text:style-name="T15">nav</text:span>,</text:p>
      <text:p text:style-name="P2"><text:span text:style-name="T15">.background-team</text:span> <text:span text:style-name="T15">header</text:span> {</text:p>
      <text:p text:style-name="P4">    <text:span text:style-name="T19">background-color</text:span><text:span text:style-name="T18">: </text:span><text:span text:style-name="T11">rgb</text:span><text:span text:style-name="T18">(</text:span><text:span text:style-name="T21">0</text:span><text:span text:style-name="T18"> </text:span><text:span text:style-name="T21">0</text:span><text:span text:style-name="T18"> </text:span><text:span text:style-name="T21">0</text:span><text:span text:style-name="T18"> / </text:span><text:span text:style-name="T21">80%</text:span><text:span text:style-name="T18">);</text:span></text:p>
      <text:p text:style-name="P2">}</text:p>
      <text:p text:style-name="P7"/>
      <text:p text:style-name="P2"><text:span text:style-name="T15">.navbar</text:span> {</text:p>
      <text:p text:style-name="P4">    <text:span text:style-name="T19">border-bottom</text:span><text:span text:style-name="T18">: </text:span><text:span text:style-name="T21">2px</text:span><text:span text:style-name="T18"> </text:span><text:span text:style-name="T14">solid</text:span><text:span text:style-name="T18"> </text:span><text:span text:style-name="T11">rgb</text:span><text:span text:style-name="T18">(</text:span><text:span text:style-name="T21">73</text:span><text:span text:style-name="T18"> </text:span><text:span text:style-name="T21">72</text:span><text:span text:style-name="T18"> </text:span><text:span text:style-name="T21">72</text:span><text:span text:style-name="T18"> / </text:span><text:span text:style-name="T21">80%</text:span><text:span text:style-name="T18">);</text:span></text:p>
      <text:p text:style-name="P2">}</text:p>
      <text:p text:style-name="P7"><text:soft-page-break/></text:p>
      <text:p text:style-name="P2"><text:span text:style-name="T15">.navbar</text:span> <text:span text:style-name="T15">h2</text:span> <text:span text:style-name="T15">a</text:span> {</text:p>
      <text:p text:style-name="P4">    <text:span text:style-name="T19">font-size</text:span><text:span text:style-name="T18">: </text:span><text:span text:style-name="T21">30px</text:span><text:span text:style-name="T18">;</text:span></text:p>
      <text:p text:style-name="P2">}</text:p>
      <text:p text:style-name="P7"/>
      <text:p text:style-name="P2"><text:span text:style-name="T15">.header-cuizine-row</text:span> {</text:p>
      <text:p text:style-name="P4">    <text:span text:style-name="T19">height</text:span><text:span text:style-name="T18">: </text:span><text:span text:style-name="T21">400px</text:span><text:span text:style-name="T18">;</text:span></text:p>
      <text:p text:style-name="P2">}</text:p>
      <text:p text:style-name="P7"/>
      <text:p text:style-name="P2"><text:span text:style-name="T15">.header-cuizine-row</text:span> <text:span text:style-name="T15">img</text:span> {</text:p>
      <text:p text:style-name="P4">    <text:span text:style-name="T19">width</text:span><text:span text:style-name="T18">: </text:span><text:span text:style-name="T21">80px</text:span><text:span text:style-name="T18">;</text:span></text:p>
      <text:p text:style-name="P2">}</text:p>
      <text:p text:style-name="P7"/>
      <text:p text:style-name="P5">/* Footer */</text:p>
      <text:p text:style-name="P7"/>
      <text:p text:style-name="P2"><text:span text:style-name="T15">footer</text:span> <text:span text:style-name="T15">a</text:span> {</text:p>
      <text:p text:style-name="P4">    <text:span text:style-name="T19">color</text:span><text:span text:style-name="T18">: </text:span><text:span text:style-name="T14">#fff</text:span><text:span text:style-name="T18">;</text:span></text:p>
      <text:p text:style-name="P2">}</text:p>
      <text:p text:style-name="P7"/>
      <text:p text:style-name="P2"><text:span text:style-name="T15">footer</text:span> <text:span text:style-name="T15">ul</text:span> {</text:p>
      <text:p text:style-name="P4">    <text:span text:style-name="T19">list-style-type</text:span><text:span text:style-name="T18">: </text:span><text:span text:style-name="T14">none</text:span><text:span text:style-name="T18">;</text:span></text:p>
      <text:p text:style-name="P4">    <text:span text:style-name="T19">padding-left</text:span><text:span text:style-name="T18">: </text:span><text:span text:style-name="T21">0</text:span><text:span text:style-name="T18">;</text:span></text:p>
      <text:p text:style-name="P2">}</text:p>
      <text:p text:style-name="P7"/>
      <text:p text:style-name="P5">/* Aside */</text:p>
      <text:p text:style-name="P2"><text:span text:style-name="T15">aside</text:span> <text:span text:style-name="T15">button</text:span> {</text:p>
      <text:p text:style-name="P4">    <text:span text:style-name="T19">width</text:span><text:span text:style-name="T18">: </text:span><text:span text:style-name="T21">100%</text:span><text:span text:style-name="T18">;</text:span></text:p>
      <text:p text:style-name="P2">}</text:p>
      <text:p text:style-name="P7"/>
      <text:p text:style-name="P2"><text:span text:style-name="T15">aside</text:span> <text:span text:style-name="T15">i.bi</text:span>, <text:span text:style-name="T15">footer</text:span> <text:span text:style-name="T15">i.bi</text:span> {</text:p>
      <text:p text:style-name="P4">    <text:span text:style-name="T19">padding</text:span><text:span text:style-name="T18">: </text:span><text:span text:style-name="T21">5px</text:span><text:span text:style-name="T18">;</text:span></text:p>
      <text:p text:style-name="P8"><text:span text:style-name="T8">}</text:span></text:p>
      <text:p text:style-name="P1"><text:span text:style-name="T4"/></text:p>
      <text:p text:style-name="P1">homepage.css</text:p>
      <text:p text:style-name="P1"><text:span text:style-name="T4"/></text:p>
      <text:p text:style-name="P6"><text:span text:style-name="T5">/* Articles */</text:span></text:p>
      <text:p text:style-name="P7"/>
      <text:p text:style-name="P2"><text:span text:style-name="T15">.section-articles</text:span> &gt; <text:span text:style-name="T15">h2</text:span> {</text:p>
      <text:p text:style-name="P4">    <text:span text:style-name="T19">font-family</text:span><text:span text:style-name="T18">: </text:span><text:span text:style-name="T14">'Oswald'</text:span><text:span text:style-name="T18">, </text:span><text:span text:style-name="T14">sans-serif</text:span><text:span text:style-name="T18">;</text:span></text:p>
      <text:p text:style-name="P4">    <text:span text:style-name="T19">font-weight</text:span><text:span text:style-name="T18">: </text:span><text:span text:style-name="T14">bold</text:span><text:span text:style-name="T18">;</text:span></text:p>
      <text:p text:style-name="P2">}</text:p>
      <text:p text:style-name="P7"/>
      <text:p text:style-name="P2"><text:span text:style-name="T15">.section-articles</text:span> <text:span text:style-name="T15">a</text:span> {</text:p>
      <text:p text:style-name="P4">    <text:span text:style-name="T19">color</text:span><text:span text:style-name="T18">: </text:span><text:span text:style-name="T14">#000</text:span><text:span text:style-name="T18">;</text:span></text:p>
      <text:p text:style-name="P4">    <text:span text:style-name="T19">text-decoration</text:span><text:span text:style-name="T18">: </text:span><text:span text:style-name="T14">none</text:span><text:span text:style-name="T18">;</text:span></text:p>
      <text:p text:style-name="P2">}</text:p>
      <text:p text:style-name="P7"/>
      <text:p text:style-name="P2"><text:span text:style-name="T15">.section-articles</text:span> <text:span text:style-name="T15">img</text:span> {</text:p>
      <text:p text:style-name="P4">    <text:span text:style-name="T19">width</text:span><text:span text:style-name="T18">: </text:span><text:span text:style-name="T21">100%</text:span><text:span text:style-name="T18">;</text:span></text:p>
      <text:p text:style-name="P2"><text:soft-page-break/>}</text:p>
      <text:p text:style-name="P9"><text:span text:style-name="T4"/></text:p>
      <text:p text:style-name="P1"><text:span text:style-name="T4"/></text:p>
      <text:p text:style-name="P1">contact.css</text:p>
      <text:p text:style-name="P1"><text:span text:style-name="T4"/></text:p>
      <text:p text:style-name="P6"><text:span text:style-name="T5">/* Map */</text:span></text:p>
      <text:p text:style-name="P4"> <text:span text:style-name="T16">.mapouter</text:span><text:span text:style-name="T18">, </text:span><text:span text:style-name="T16">.gmap_canvas</text:span><text:span text:style-name="T18"> {</text:span></text:p>
      <text:p text:style-name="P4">    <text:span text:style-name="T19">max-width</text:span><text:span text:style-name="T18">: </text:span><text:span text:style-name="T21">100%</text:span><text:span text:style-name="T18">;</text:span></text:p>
      <text:p text:style-name="P2">}</text:p>
      <text:p text:style-name="P7"/>
      <text:p text:style-name="P2"><text:span text:style-name="T15">.gmap_canvas</text:span> <text:span text:style-name="T15">iframe</text:span> {</text:p>
      <text:p text:style-name="P4">    <text:span text:style-name="T19">height</text:span><text:span text:style-name="T18">: </text:span><text:span text:style-name="T21">100%</text:span><text:span text:style-name="T18">;</text:span></text:p>
      <text:p text:style-name="P4">    <text:span text:style-name="T19">width</text:span><text:span text:style-name="T18">: </text:span><text:span text:style-name="T21">100%</text:span><text:span text:style-name="T18">;</text:span></text:p>
      <text:p text:style-name="P2">}</text:p>
      <text:p text:style-name="P9"><text:span text:style-name="T4"/></text:p>
      <text:p text:style-name="P1"><text:span text:style-name="T4"/></text:p>
      <text:p text:style-name="P1">post.css</text:p>
      <text:p text:style-name="P1"><text:span text:style-name="T4"/></text:p>
      <text:p text:style-name="P3"><text:span text:style-name="T17">.navbar</text:span><text:span text:style-name="T5"> {</text:span></text:p>
      <text:p text:style-name="P4">  <text:span text:style-name="T19">background</text:span><text:span text:style-name="T18">: </text:span><text:span text:style-name="T11">rgba</text:span><text:span text:style-name="T18">(</text:span><text:span text:style-name="T21">0</text:span><text:span text:style-name="T18">, </text:span><text:span text:style-name="T21">0</text:span><text:span text:style-name="T18">, </text:span><text:span text:style-name="T21">0</text:span><text:span text:style-name="T18">, </text:span><text:span text:style-name="T21">0.8</text:span><text:span text:style-name="T18">);</text:span></text:p>
      <text:p text:style-name="P2">}</text:p>
      <text:p text:style-name="P7"/>
      <text:p text:style-name="P2"><text:span text:style-name="T15">.background-post</text:span> {</text:p>
      <text:p text:style-name="P4">  <text:span text:style-name="T19">background</text:span><text:span text:style-name="T18">: </text:span><text:span text:style-name="T11">url</text:span><text:span text:style-name="T18">(</text:span><text:span text:style-name="T19">../img/articles/suzette/suzette-header.jpg</text:span><text:span text:style-name="T18">) </text:span><text:span text:style-name="T14">center</text:span><text:span text:style-name="T18"> </text:span><text:span text:style-name="T14">center</text:span><text:span text:style-name="T18">;</text:span></text:p>
      <text:p text:style-name="P2">}</text:p>
      <text:p text:style-name="P7"/>
      <text:p text:style-name="P2"><text:span text:style-name="T15">header</text:span> <text:span text:style-name="T15">.container-fluid</text:span> {</text:p>
      <text:p text:style-name="P4">  <text:span text:style-name="T19">padding</text:span><text:span text:style-name="T18">: </text:span><text:span text:style-name="T21">50px</text:span><text:span text:style-name="T18">;</text:span></text:p>
      <text:p text:style-name="P4">  <text:span text:style-name="T19">background</text:span><text:span text:style-name="T18">: </text:span><text:span text:style-name="T14">none</text:span><text:span text:style-name="T18">;</text:span></text:p>
      <text:p text:style-name="P2">}</text:p>
      <text:p text:style-name="P7"/>
      <text:p text:style-name="P2"><text:span text:style-name="T15">header</text:span> <text:span text:style-name="T15">h1</text:span> {</text:p>
      <text:p text:style-name="P4">  <text:span text:style-name="T19">background</text:span><text:span text:style-name="T18">: </text:span><text:span text:style-name="T11">rgba</text:span><text:span text:style-name="T18">(</text:span><text:span text:style-name="T21">0</text:span><text:span text:style-name="T18">, </text:span><text:span text:style-name="T21">0</text:span><text:span text:style-name="T18">, </text:span><text:span text:style-name="T21">0</text:span><text:span text:style-name="T18">, </text:span><text:span text:style-name="T21">0.8</text:span><text:span text:style-name="T18">);</text:span></text:p>
      <text:p text:style-name="P2">}</text:p>
      <text:p text:style-name="P7"/>
      <text:p text:style-name="P2"><text:span text:style-name="T15">.post-content</text:span> {</text:p>
      <text:p text:style-name="P4">  <text:span text:style-name="T19">margin-top</text:span><text:span text:style-name="T18">: </text:span><text:span text:style-name="T21">30px</text:span><text:span text:style-name="T18">;</text:span></text:p>
      <text:p text:style-name="P2">}</text:p>
      <text:p text:style-name="P2"><text:span text:style-name="T15">.post-content</text:span> <text:span text:style-name="T15">p:first-of-type:first-letter</text:span> {</text:p>
      <text:p text:style-name="P4">  <text:span text:style-name="T19">font-size</text:span><text:span text:style-name="T18">: </text:span><text:span text:style-name="T21">70px</text:span><text:span text:style-name="T18">;</text:span></text:p>
      <text:p text:style-name="P4">  <text:span text:style-name="T19">font-weight</text:span><text:span text:style-name="T18">: </text:span><text:span text:style-name="T21">600</text:span><text:span text:style-name="T18">;</text:span></text:p>
      <text:p text:style-name="P4">  <text:span text:style-name="T19">color</text:span><text:span text:style-name="T18">: </text:span><text:span text:style-name="T14">#aaa</text:span><text:span text:style-name="T18">;</text:span></text:p>
      <text:p text:style-name="P4">  <text:span text:style-name="T19">float</text:span><text:span text:style-name="T18">: </text:span><text:span text:style-name="T14">left</text:span><text:span text:style-name="T18">;</text:span></text:p>
      <text:p text:style-name="P4">  <text:span text:style-name="T19">line-height</text:span><text:span text:style-name="T18">: </text:span><text:span text:style-name="T21">20px</text:span><text:span text:style-name="T18">;</text:span></text:p>
      <text:p text:style-name="P4">  <text:span text:style-name="T19">margin</text:span><text:span text:style-name="T18">: </text:span><text:span text:style-name="T21">6px</text:span><text:span text:style-name="T18"> </text:span><text:span text:style-name="T21">10px</text:span><text:span text:style-name="T18"> </text:span><text:span text:style-name="T21">0px</text:span><text:span text:style-name="T18"> </text:span><text:span text:style-name="T21">-5px</text:span><text:span text:style-name="T18">;</text:span></text:p>
      <text:p text:style-name="P2">}</text:p>
      <text:p text:style-name="P7"/>
      <text:p text:style-name="P2"><text:span text:style-name="T15">.author</text:span> {</text:p>
      <text:p text:style-name="P4">  <text:span text:style-name="T19">margin</text:span><text:span text:style-name="T18">: </text:span><text:span text:style-name="T21">20px</text:span><text:span text:style-name="T18"> </text:span><text:span text:style-name="T21">0</text:span><text:span text:style-name="T18">;</text:span></text:p>
      <text:p text:style-name="P4"><text:soft-page-break/>  <text:span text:style-name="T19">padding</text:span><text:span text:style-name="T18">: </text:span><text:span text:style-name="T21">30px</text:span><text:span text:style-name="T18"> </text:span><text:span text:style-name="T21">0</text:span><text:span text:style-name="T18">;</text:span></text:p>
      <text:p text:style-name="P4">  <text:span text:style-name="T19">border-top</text:span><text:span text:style-name="T18">: </text:span><text:span text:style-name="T21">1px</text:span><text:span text:style-name="T18"> </text:span><text:span text:style-name="T14">solid</text:span><text:span text:style-name="T18"> </text:span><text:span text:style-name="T14">#f1f1f1</text:span><text:span text:style-name="T18">;</text:span></text:p>
      <text:p text:style-name="P4">  <text:span text:style-name="T19">border-bottom</text:span><text:span text:style-name="T18">: </text:span><text:span text:style-name="T21">1px</text:span><text:span text:style-name="T18"> </text:span><text:span text:style-name="T14">solid</text:span><text:span text:style-name="T18"> </text:span><text:span text:style-name="T14">#f1f1f1</text:span><text:span text:style-name="T18">;</text:span></text:p>
      <text:p text:style-name="P2">}</text:p>
      <text:p text:style-name="P7"/>
      <text:p text:style-name="P2"><text:span text:style-name="T15">.comment-form</text:span> {</text:p>
      <text:p text:style-name="P4">  <text:span text:style-name="T19">padding</text:span><text:span text:style-name="T18">: </text:span><text:span text:style-name="T21">30px</text:span><text:span text:style-name="T18"> </text:span><text:span text:style-name="T21">0</text:span><text:span text:style-name="T18">;</text:span></text:p>
      <text:p text:style-name="P4">  <text:span text:style-name="T19">margin-bottom</text:span><text:span text:style-name="T18">: </text:span><text:span text:style-name="T21">20px</text:span><text:span text:style-name="T18">;</text:span></text:p>
      <text:p text:style-name="P2">}</text:p>
      <text:p text:style-name="P7"/>
      <text:p text:style-name="P2"><text:span text:style-name="T15">.form-group</text:span> {</text:p>
      <text:p text:style-name="P4">  <text:span text:style-name="T19">margin-bottom</text:span><text:span text:style-name="T18">: </text:span><text:span text:style-name="T21">16px</text:span><text:span text:style-name="T18">;</text:span></text:p>
      <text:p text:style-name="P2">}</text:p>
      <text:p text:style-name="P7"/>
      <text:p text:style-name="P2"><text:span text:style-name="T15">.form-group</text:span> <text:span text:style-name="T15">label</text:span> {</text:p>
      <text:p text:style-name="P4">  <text:span text:style-name="T19">margin-bottom</text:span><text:span text:style-name="T18">: </text:span><text:span text:style-name="T21">10px</text:span><text:span text:style-name="T18">;</text:span></text:p>
      <text:p text:style-name="P2">}</text:p>
      <text:p text:style-name="P7"/>
      <text:p text:style-name="P2"><text:span text:style-name="T15">.d-flex</text:span> {</text:p>
      <text:p text:style-name="P4">  <text:span text:style-name="T19">margin</text:span><text:span text:style-name="T18">: </text:span><text:span text:style-name="T21">15px</text:span><text:span text:style-name="T18"> </text:span><text:span text:style-name="T21">0</text:span><text:span text:style-name="T18">;</text:span></text:p>
      <text:p text:style-name="P4">  <text:span text:style-name="T19">align-items</text:span><text:span text:style-name="T18">: </text:span><text:span text:style-name="T14">flex-start</text:span><text:span text:style-name="T18">;</text:span></text:p>
      <text:p text:style-name="P2">}</text:p>
      <text:p text:style-name="P7"/>
      <text:p text:style-name="P2"><text:span text:style-name="T15">.d-flex</text:span> <text:span text:style-name="T15">img</text:span> {</text:p>
      <text:p text:style-name="P4">  <text:span text:style-name="T19">width</text:span><text:span text:style-name="T18">: </text:span><text:span text:style-name="T21">64px</text:span><text:span text:style-name="T18">;</text:span></text:p>
      <text:p text:style-name="P2">}</text:p>
      <text:p text:style-name="P7"/>
      <text:p text:style-name="P2"><text:span text:style-name="T15">.d-flex</text:span> <text:span text:style-name="T15">.d-flex</text:span> <text:span text:style-name="T15">img</text:span> {</text:p>
      <text:p text:style-name="P4">  <text:span text:style-name="T19">opacity</text:span><text:span text:style-name="T18">: </text:span><text:span text:style-name="T21">0.5</text:span><text:span text:style-name="T18">;</text:span></text:p>
      <text:p text:style-name="P2">}</text:p>
      <text:p text:style-name="P10"><text:span text:style-name="T4"/></text:p>
      <text:p text:style-name="P1"><text:span text:style-name="T4"/></text:p>
      <text:p text:style-name="P1">team.css</text:p>
      <text:p text:style-name="P9"><text:span text:style-name="T4"/></text:p>
      <text:p text:style-name="P1"><text:span text:style-name="T4"/></text:p>
      <text:p text:style-name="P1">team-member.css</text:p>
      <text:p text:style-name="P1"><text:span text:style-name="T4"/></text:p>
      <text:p text:style-name="P3"><text:span text:style-name="T17">.rounded-circle</text:span><text:span text:style-name="T5"> {</text:span></text:p>
      <text:p text:style-name="P4">    <text:span text:style-name="T19">width</text:span><text:span text:style-name="T18">: </text:span><text:span text:style-name="T21">300px</text:span><text:span text:style-name="T18">;</text:span></text:p>
      <text:p text:style-name="P2">}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32cm" style:type="center"/>
          <style:tab-stop style:position="19.06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32cm" style:type="center"/>
          <style:tab-stop style:position="19.06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02cm" fo:margin-bottom="1.189cm" fo:margin-left="0.979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1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TeamMemberCuizine-css</text:span><text:tab/>Using bootstrap<text:tab/>HTML-<text:span text:style-name="MT1">CSS</text:span>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2:03:37.86</meta:creation-date>
    <dc:date>2021-03-21T12:14:05.64</dc:date>
    <meta:editing-duration>PT10M27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4" meta:paragraph-count="142" meta:word-count="331" meta:character-count="2563"/>
  </office:meta>
</office:document-meta>
</file>